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0000000027B0000010EBC5545B5.png"/>
  <manifest:file-entry manifest:media-type="image/png" manifest:full-path="Pictures/100000000000042F0000008AE22FC5D7.png"/>
  <manifest:file-entry manifest:media-type="image/png" manifest:full-path="Pictures/10000000000001F400000223F977579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novelty-title">
      <style:graphic-properties draw:auto-grow-height="true" fo:min-height="3.506cm"/>
    </style:style>
    <style:style style:name="pr2" style:family="presentation" style:parent-style-name="prs-novelty-notes">
      <style:graphic-properties draw:fill-color="#ffffff" draw:auto-grow-height="true" fo:min-height="11.409cm"/>
    </style:style>
    <style:style style:name="pr3" style:family="presentation" style:parent-style-name="prs-novelty-title">
      <style:graphic-properties fo:min-height="3.506cm"/>
    </style:style>
    <style:style style:name="pr4" style:family="presentation" style:parent-style-name="prs-novelty-outline1">
      <style:graphic-properties fo:min-height="13.23cm"/>
    </style:style>
    <style:style style:name="pr5" style:family="presentation" style:parent-style-name="prs-novelty-notes">
      <style:graphic-properties draw:fill-color="#ffffff" fo:min-height="11.409cm"/>
    </style:style>
    <style:style style:name="P1" style:family="paragraph">
      <style:text-properties fo:font-size="66pt" style:font-size-asian="66pt" style:font-style-asian="italic" style:font-weight-asian="bold" style:font-size-complex="24pt"/>
    </style:style>
    <style:style style:name="P2" style:family="paragraph">
      <style:text-properties fo:font-size="24pt" style:font-size-asian="24pt" style:font-style-asian="italic" style:font-weight-asian="bold" style:font-size-complex="24pt"/>
    </style:style>
    <style:style style:name="P3" style:family="paragraph">
      <style:text-properties fo:color="#99284c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tyle-asian="italic" style:font-weight-asian="bold" style:font-size-complex="24pt"/>
    </style:style>
    <style:style style:name="P6" style:family="paragraph">
      <style:text-properties fo:color="#99284c" fo:font-size="24pt" style:font-family-asian="仿宋" style:font-style-name-asian="标准" style:font-family-generic-asian="modern" style:font-pitch-asian="fixed" style:font-size-asian="24pt" style:font-size-complex="24pt"/>
    </style:style>
    <style:style style:name="P7" style:family="paragraph">
      <style:text-properties fo:font-size="26pt" style:font-family-asian="黑体" style:font-style-name-asian="粗斜体" style:font-family-generic-asian="modern" style:font-pitch-asian="fixed" style:font-size-asian="26pt" style:font-style-asian="italic" style:font-weight-asian="bold" style:font-size-complex="24pt"/>
    </style:style>
    <style:style style:name="P8" style:family="paragraph">
      <style:text-properties fo:color="#99284c"/>
    </style:style>
    <style:style style:name="P9" style:family="paragraph">
      <style:text-properties fo:font-size="26pt" fo:font-style="normal" style:font-family-asian="微软雅黑" style:font-style-name-asian="粗体" style:font-family-generic-asian="swiss" style:font-pitch-asian="variable" style:font-size-asian="26pt" style:font-weight-asian="bold" style:font-size-complex="24pt"/>
    </style:style>
    <style:style style:name="P10" style:family="paragraph">
      <style:text-properties fo:font-size="36pt" fo:font-style="normal" style:font-family-asian="微软雅黑" style:font-style-name-asian="粗体" style:font-family-generic-asian="swiss" style:font-pitch-asian="variable" style:font-size-asian="36pt" style:font-weight-asian="bold" style:font-size-complex="24pt"/>
    </style:style>
    <style:style style:name="P11" style:family="paragraph">
      <style:text-properties style:font-size-asian="24pt"/>
    </style:style>
    <style:style style:name="T1" style:family="text">
      <style:text-properties fo:font-size="66pt" style:font-size-asian="66pt" style:font-style-asian="italic" style:font-weight-asian="bold" style:font-size-complex="24pt"/>
    </style:style>
    <style:style style:name="T2" style:family="text">
      <style:text-properties fo:font-size="24pt" style:font-size-asian="24pt" style:font-style-asian="italic" style:font-weight-asian="bold" style:font-size-complex="24pt"/>
    </style:style>
    <style:style style:name="T3" style:family="text">
      <style:text-properties fo:color="#99284c" fo:font-size="24pt" style:font-family-asian="楷体" style:font-style-name-asian="标准" style:font-family-generic-asian="modern" style:font-pitch-asian="fixed" style:font-size-asian="24pt" style:font-size-complex="24pt"/>
    </style:style>
    <style:style style:name="T4" style:family="text">
      <style:text-properties fo:font-size="36pt" style:font-size-asian="36pt" style:font-style-asian="italic" style:font-weight-asian="bold" style:font-size-complex="24pt"/>
    </style:style>
    <style:style style:name="T5" style:family="text">
      <style:text-properties fo:color="#99284c" fo:font-size="26pt" style:font-family-asian="仿宋" style:font-style-name-asian="标准" style:font-family-generic-asian="modern" style:font-pitch-asian="fixed" style:font-size-asian="26pt" style:font-size-complex="24pt"/>
    </style:style>
    <style:style style:name="T6" style:family="text">
      <style:text-properties fo:color="#99284c" fo:font-size="26pt" style:font-family-asian="黑体" style:font-style-name-asian="粗斜体" style:font-family-generic-asian="modern" style:font-pitch-asian="fixed" style:font-size-asian="26pt" style:font-style-asian="italic" style:font-weight-asian="bold" style:font-size-complex="24pt"/>
    </style:style>
    <style:style style:name="T7" style:family="text">
      <style:text-properties fo:color="#99284c"/>
    </style:style>
    <style:style style:name="T8" style:family="text">
      <style:text-properties fo:color="#99284c" fo:font-size="16pt" style:font-family-asian="宋体" style:font-style-name-asian="标准" style:font-pitch-asian="variable" style:font-size-asian="16pt" style:font-size-complex="28pt"/>
    </style:style>
    <style:style style:name="T9" style:family="text">
      <style:text-properties fo:color="#99284c" fo:font-size="22pt" style:font-size-asian="22pt" style:font-size-complex="24pt"/>
    </style:style>
    <style:style style:name="T10" style:family="text">
      <style:text-properties fo:color="#99284c" fo:font-size="16pt" style:font-family-asian="宋体" style:font-style-name-asian="标准" style:font-pitch-asian="variable" style:font-size-asian="16pt" style:font-size-complex="24pt"/>
    </style:style>
    <style:style style:name="T11" style:family="text">
      <style:text-properties fo:color="#99284c" fo:font-size="16pt" style:font-family-asian="宋体" style:font-style-name-asian="标准" style:font-pitch-asian="variable" style:font-size-asian="16pt" style:font-size-complex="24pt"/>
    </style:style>
    <style:style style:name="T12" style:family="text">
      <style:text-properties fo:font-size="26pt" fo:font-style="normal" style:font-family-asian="微软雅黑" style:font-style-name-asian="粗体" style:font-family-generic-asian="swiss" style:font-pitch-asian="variable" style:font-size-asian="26pt" style:font-weight-asian="bold" style:font-size-complex="24pt"/>
    </style:style>
    <style:style style:name="T13" style:family="text">
      <style:text-properties fo:color="#99284c" fo:font-size="24pt" style:font-size-asian="24pt" style:font-size-complex="24pt"/>
    </style:style>
    <style:style style:name="T14" style:family="text">
      <style:text-properties fo:color="#99284c" fo:font-size="22pt" style:font-family-asian="宋体" style:font-style-name-asian="标准" style:font-pitch-asian="variable" style:font-size-asian="22pt" style:font-size-complex="24pt"/>
    </style:style>
    <style:style style:name="T15" style:family="text">
      <style:text-properties fo:color="#99284c" fo:font-size="18pt" style:font-size-asian="18pt" style:font-size-complex="24pt"/>
    </style:style>
    <style:style style:name="T16" style:family="text">
      <style:text-properties fo:font-size="36pt" fo:font-style="normal" style:font-family-asian="微软雅黑" style:font-style-name-asian="粗体" style:font-family-generic-asian="swiss" style:font-pitch-asian="variable" style:font-size-asian="36pt" style:font-weight-asian="bold" style:font-size-complex="24pt"/>
    </style:style>
    <style:style style:name="T17" style:family="text">
      <style:text-properties fo:color="#99284c" fo:font-size="16pt" style:font-family-asian="宋体" style:font-style-name-asian="标准" style:font-pitch-asian="variable" style:font-size-asian="16pt" style:font-size-complex="24pt"/>
    </style:style>
    <style:style style:name="T18" style:family="text">
      <style:text-properties fo:color="#99284c" fo:font-size="22pt" style:font-size-asian="22pt" style:font-size-complex="28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draw:frame presentation:style-name="pr1" draw:text-style-name="P1" draw:layer="layout" svg:width="23.911cm" svg:height="3.506cm" svg:x="1.821cm" svg:y="7.442cm" presentation:class="title" presentation:user-transformed="true">
          <draw:text-box>
            <text:p><text:span text:style-name="T1">TCP/IP</text:span><text:span text:style-name="T1">协议简介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 presentation:user-transformed="true">
          <draw:text-box>
            <text:p><text:span text:style-name="T2">7</text:span><text:span text:style-name="T2">层协议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3">网络</text:span><text:span text:style-name="T3">7</text:span><text:span text:style-name="T3">层协议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124cm" svg:height="10.425cm" svg:x="3.833cm" svg:y="7.226cm">
          <draw:image xlink:href="Pictures/10000000000001F400000223F977579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draw:frame presentation:style-name="pr3" draw:text-style-name="P5" draw:layer="layout" svg:width="23.911cm" svg:height="3.506cm" svg:x="2.058cm" svg:y="1.943cm" presentation:class="title" presentation:user-transformed="true">
          <draw:text-box>
            <text:p><text:span text:style-name="T4">物理层</text:span></text:p>
          </draw:text-box>
        </draw:frame>
        <draw:frame presentation:style-name="pr4" draw:text-style-name="P6" draw:layer="layout" svg:width="23.384cm" svg:height="13.626cm" svg:x="2.285cm" svg:y="5.938cm" presentation:class="outline" presentation:user-transformed="true">
          <draw:text-box>
            <text:list text:style-name="L2">
              <text:list-item>
                <text:p><text:span text:style-name="T5">规定网络传输的设备物理特性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超</text:span><text:span text:style-name="T5">5</text:span><text:span text:style-name="T5">类线</text:span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</text:list-item>
                      <text:list-item>
                        <text:p><text:span text:style-name="T5">光纤</text:span></text:p>
                      </text:list-item>
                      <text:list-item>
                        <text:p><text:span text:style-name="T5">wifi</text:span></text:p>
                        <text:p><text:span text:style-name="T5"/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6.8cm" svg:height="7.143cm" svg:x="4.796cm" svg:y="8.131cm">
          <draw:image xlink:href="Pictures/100000000000027B0000010EBC5545B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2T1">
        <draw:frame presentation:style-name="pr3" draw:text-style-name="P7" draw:layer="layout" svg:width="23.911cm" svg:height="3.506cm" svg:x="1.822cm" svg:y="1.943cm" presentation:class="title" presentation:user-transformed="true">
          <draw:text-box>
            <text:list text:style-name="L1">
              <text:list-header>
                <text:p><text:span text:style-name="T6">数据链路层</text:span></text:p>
              </text:list-header>
            </text:list>
          </draw:text-box>
        </draw:frame>
        <draw:frame presentation:style-name="pr4" draw:text-style-name="P8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7">数据链路层协议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8">异步传输模式</text:span></text:p>
                      </text:list-item>
                      <text:list-item>
                        <text:p><text:span text:style-name="T8">IEEE 802.3</text:span></text:p>
                        <text:p><text:span text:style-name="T8"/></text:p>
                        <text:list>
                          <text:list-item>
                            <text:p><text:span text:style-name="T8"/></text:p>
                          </text:list-item>
                        </text:list>
                        <text:p><text:span text:style-name="T8"/></text:p>
                      </text:list-item>
                      <text:list-item>
                        <text:p><text:span text:style-name="T8">帧中继</text:span></text:p>
                      </text:list-item>
                      <text:list-item>
                        <text:p><text:span text:style-name="T8">高级数据连结控制（</text:span><text:span text:style-name="T8">High-Level Data Link Control</text:span><text:span text:style-name="T8">或</text:span><text:span text:style-name="T8">HDLC</text:span><text:span text:style-name="T8">）等。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9">数据链路层工作原理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0">封装成帧</text:span></text:p>
                        <text:list>
                          <text:list-item>
                            <text:p><text:span text:style-name="T10">MTU</text:span></text:p>
                          </text:list-item>
                        </text:list>
                      </text:list-item>
                      <text:list-item>
                        <text:p><text:span text:style-name="T10">基于转义符的帧封装</text:span></text:p>
                        <text:list>
                          <text:list-item>
                            <text:p><text:span text:style-name="T10">ESC SOH EOF</text:span></text:p>
                          </text:list-item>
                        </text:list>
                      </text:list-item>
                      <text:list-item>
                        <text:p><text:span text:style-name="T10">差错检测</text:span></text:p>
                        <text:list>
                          <text:list-item>
                            <text:p><text:span text:style-name="T10">奇偶校验、</text:span><text:span text:style-name="T10">CRC</text:span><text:span text:style-name="T10">校验</text:span></text:p>
                          </text:list-item>
                        </text:list>
                      </text:list-item>
                      <text:list-item>
                        <text:p><text:span text:style-name="T11">重发机制</text:span></text:p>
                        <text:list>
                          <text:list-item>
                            <text:p><text:span text:style-name="T11">空闲重发请求</text:span></text:p>
                          </text:list-item>
                          <text:list-item>
                            <text:p><text:span text:style-name="T11">连续重发请求</text:span></text:p>
                          </text:list-item>
                        </text:list>
                      </text:list-item>
                      <text:list-item>
                        <text:p><text:span text:style-name="T11">流量控制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3.83cm" svg:height="1.701cm" svg:x="4.793cm" svg:y="8.204cm">
          <draw:image xlink:href="Pictures/100000000000042F0000008AE22FC5D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novelty" presentation:presentation-page-layout-name="AL2T1">
        <draw:frame presentation:style-name="pr3" draw:text-style-name="P9" draw:layer="layout" svg:width="23.911cm" svg:height="3.506cm" svg:x="2.058cm" svg:y="1.943cm" presentation:class="title">
          <draw:text-box>
            <text:p text:style-name="P9"><text:span text:style-name="T12">网络层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 text:style-name="P3"><text:span text:style-name="T13">IP</text:span><text:span text:style-name="T13">协议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4">寻址</text:span></text:p>
                      </text:list-item>
                      <text:list-item>
                        <text:p><text:span text:style-name="T14">分段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3">ARP</text:span><text:span text:style-name="T13">协议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5">提供</text:span><text:span text:style-name="T15">IP</text:span><text:span text:style-name="T15">到</text:span><text:span text:style-name="T15">MAC</text:span><text:span text:style-name="T15">的映射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3">RARP</text:span><text:span text:style-name="T13">协议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5">为</text:span><text:span text:style-name="T15">MAC</text:span><text:span text:style-name="T15">分配到</text:span><text:span text:style-name="T15">IP</text:span><text:span text:style-name="T15">地址的映射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3">DHCP</text:span><text:span text:style-name="T13">协议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5">RAPR</text:span><text:span text:style-name="T15">的升级版本</text:span></text:p>
                      </text:list-item>
                      <text:list-item>
                        <text:p><text:span text:style-name="T15">支持</text:span><text:span text:style-name="T15">tcp/udp</text:span><text:span text:style-name="T15">协议 </text:span></text:p>
                      </text:list-item>
                      <text:list-item>
                        <text:p><text:span text:style-name="T15">支持转发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novelty" presentation:presentation-page-layout-name="AL2T1">
        <draw:frame presentation:style-name="pr3" draw:text-style-name="P10" draw:layer="layout" svg:width="23.911cm" svg:height="3.506cm" svg:x="2.058cm" svg:y="1.943cm" presentation:class="title">
          <draw:text-box>
            <text:p text:style-name="P10"><text:span text:style-name="T16">传输层</text:span></text:p>
          </draw:text-box>
        </draw:frame>
        <draw:frame presentation:style-name="pr4" draw:text-style-name="P3" draw:layer="layout" svg:width="23.384cm" svg:height="13.23cm" svg:x="2.285cm" svg:y="5.938cm" presentation:class="outline">
          <draw:text-box>
            <text:list text:style-name="L2">
              <text:list-item>
                <text:p text:style-name="P3"><text:span text:style-name="T13">TCP</text:span><text:span text:style-name="T13">协议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7">可靠性传输</text:span></text:p>
                        <text:list>
                          <text:list-item>
                            <text:p><text:span text:style-name="T17">三次握手</text:span></text:p>
                          </text:list-item>
                          <text:list-item>
                            <text:p><text:span text:style-name="T17">重传</text:span></text:p>
                          </text:list-item>
                          <text:list-item>
                            <text:p><text:span text:style-name="T17">窗口确认</text:span></text:p>
                          </text:list-item>
                        </text:list>
                      </text:list-item>
                      <text:list-item>
                        <text:p><text:span text:style-name="T11">面向流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3">UDP</text:span><text:span text:style-name="T13">协议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1">UDP</text:span><text:span text:style-name="T11">是一个无连接协议</text:span></text:p>
                      </text:list-item>
                      <text:list-item>
                        <text:p><text:span text:style-name="T17">不可靠传输</text:span></text:p>
                      </text:list-item>
                      <text:list-item>
                        <text:p><text:span text:style-name="T17">支持广播</text:span></text:p>
                      </text:list-item>
                      <text:list-item>
                        <text:p><text:span text:style-name="T17">面向报文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novelty" presentation:presentation-page-layout-name="AL2T1">
        <draw:frame presentation:style-name="pr3" draw:text-style-name="P10" draw:layer="layout" svg:width="23.911cm" svg:height="3.506cm" svg:x="2.058cm" svg:y="1.943cm" presentation:class="title">
          <draw:text-box>
            <text:p text:style-name="P10"><text:span text:style-name="T16">上层协议</text:span></text:p>
          </draw:text-box>
        </draw:frame>
        <draw:frame presentation:style-name="pr4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13">会话层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RPC</text:span><text:span text:style-name="T9">，</text:span><text:span text:style-name="T9">SQ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7">表示层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8">加密，</text:span><text:span text:style-name="T18">ASCI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7">应用层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8">telnet</text:span><text:span text:style-name="T18">，</text:span><text:span text:style-name="T18">HTTP,FTP,NFS,SM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7T12:54:16.84</meta:creation-date>
    <meta:editing-duration>PT12H9M32S</meta:editing-duration>
    <meta:editing-cycles>113</meta:editing-cycles>
    <dc:date>2015-10-06T17:37:44.04</dc:date>
    <meta:generator>OpenOffice.org/3.4.1$Win32 OpenOffice.org_project/341m1$Build-9593</meta:generator>
    <meta:document-statistic meta:object-count="56"/>
  </office:meta>
</office:document-meta>
</file>